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top="0cm" fo:margin-bottom="0.499cm" style:contextual-spacing="false"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  <style:text-properties officeooo:paragraph-rsid="000c88ef"/>
    </style:style>
    <style:style style:name="P5" style:family="paragraph" style:parent-style-name="Standard">
      <style:text-properties officeooo:rsid="0012e6fe" officeooo:paragraph-rsid="0012e6fe"/>
    </style:style>
    <style:style style:name="P6" style:family="paragraph" style:parent-style-name="Text_20_body">
      <style:text-properties officeooo:paragraph-rsid="0010ff0e"/>
    </style:style>
    <style:style style:name="T1" style:family="text">
      <style:text-properties officeooo:rsid="000c88ef"/>
    </style:style>
    <style:style style:name="T2" style:family="text">
      <style:text-properties officeooo:rsid="000e619a"/>
    </style:style>
    <style:style style:name="T3" style:family="text">
      <style:text-properties officeooo:rsid="0010ff0e"/>
    </style:style>
    <style:style style:name="T4" style:family="text">
      <style:text-properties officeooo:rsid="00149ca7"/>
    </style:style>
    <style:style style:name="T5" style:family="text">
      <style:text-properties officeooo:rsid="001652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ogin Page creation</text:p>
      <text:p text:style-name="Standard"/>
      <text:p text:style-name="Standard"/>
      <text:h text:style-name="Heading_20_2" text:outline-level="2"><text:span text:style-name="T1">1. </text:span>Create Django project</text:h>
      <text:p text:style-name="P3"><text:span text:style-name="Source_20_Text">django-admin startproject myproject</text:span></text:p>
      <text:p text:style-name="P2"><text:span text:style-name="Source_20_Text">cd myproject</text:span></text:p>
      <text:p text:style-name="P4"><text:span text:style-name="Source_20_Text"><text:span text:style-name="T1">since we already created just use cd only</text:span></text:span></text:p>
      <text:p text:style-name="Standard">cd myproject</text:p>
      <text:p text:style-name="Standard"/>
      <text:h text:style-name="Heading_20_2" text:outline-level="2">STEP <text:span text:style-name="T4">2</text:span> Create a new app</text:h>
      <text:p text:style-name="P2"><text:span text:style-name="Source_20_Text">python</text:span><text:span text:style-name="Source_20_Text"><text:span text:style-name="T2">3</text:span></text:span><text:span text:style-name="Source_20_Text"> manage.py startapp newapp</text:span></text:p>
      <text:p text:style-name="Standard"/>
      <text:h text:style-name="Heading_20_2" text:outline-level="2">STEP <text:span text:style-name="T5">3</text:span>: Register the app</text:h>
      <text:p text:style-name="Text_20_body"><text:span text:style-name="T2">gedit</text:span> <text:span text:style-name="Source_20_Text">myproject/settings.py</text:span></text:p>
      <text:p text:style-name="Text_20_body">Find <text:span text:style-name="Source_20_Text">INSTALLED_APPS</text:span> and add:</text:p>
      <text:p text:style-name="Text_20_body"/>
      <text:p text:style-name="Text_20_body">'newapp',</text:p>
      <text:h text:style-name="Heading_20_2" text:outline-level="2">STEP <text:span text:style-name="T4">3</text:span>: Create folders inside app</text:h>
      <text:p text:style-name="Text_20_body">Go back to terminal:</text:p>
      <text:p text:style-name="P3"><text:span text:style-name="Source_20_Text">cd newapp</text:span></text:p>
      <text:p text:style-name="P3"><text:span text:style-name="Source_20_Text">mkdir templates</text:span></text:p>
      <text:p text:style-name="P3"><text:span text:style-name="Source_20_Text">mkdir static</text:span></text:p>
      <text:p text:style-name="P2"><text:span text:style-name="Source_20_Text">cd ..</text:span></text:p>
      <text:p text:style-name="Text_20_body"/>
      <text:h text:style-name="Heading_20_2" text:outline-level="2">STEP <text:span text:style-name="T4">4</text:span> Create <text:span text:style-name="Source_20_Text">index.html</text:span></text:h>
      <text:p text:style-name="Text_20_body">Inside <text:span text:style-name="Source_20_Text">newapp/templates/</text:span>, create <text:span text:style-name="Source_20_Text">index.html</text:span></text:p>
      <text:p text:style-name="Text_20_body"><text:span text:style-name="Source_20_Text"/></text:p>
      <text:p text:style-name="P6"><text:span text:style-name="Source_20_Text"><text:span text:style-name="T3">cd <text:s/>newapp/templates</text:span></text:span></text:p>
      <text:p text:style-name="P6"><text:span text:style-name="Source_20_Text"><text:span text:style-name="T3">gedit index.html</text:span></text:span></text:p>
      <text:p text:style-name="Text_20_body"><text:span text:style-name="Strong_20_Emphasis">index.html</text:span></text:p>
      <text:p text:style-name="P3"><text:span text:style-name="Source_20_Text">&lt;!DOCTYPE html&gt;</text:span></text:p>
      <text:p text:style-name="P3"><text:span text:style-name="Source_20_Text">&lt;html&gt;</text:span></text:p>
      <text:p text:style-name="P3"><text:span text:style-name="Source_20_Text">&lt;head&gt;</text:span></text:p>
      <text:p text:style-name="P3"><text:span text:style-name="Source_20_Text"><text:s text:c="4"/>&lt;title&gt;Login Page&lt;/title&gt;</text:span></text:p>
      <text:p text:style-name="P3"><text:span text:style-name="Source_20_Text">&lt;/head&gt;</text:span></text:p>
      <text:p text:style-name="P3"><text:soft-page-break/><text:span text:style-name="Source_20_Text">&lt;body&gt;</text:span></text:p>
      <text:p text:style-name="P3"><text:span text:style-name="Source_20_Text"><text:s text:c="4"/>&lt;h2&gt;Login&lt;/h2&gt;</text:span></text:p>
      <text:p text:style-name="P3"><text:span text:style-name="Source_20_Text"><text:s text:c="4"/>&lt;form method="post"&gt;</text:span></text:p>
      <text:p text:style-name="P3"><text:span text:style-name="Source_20_Text"><text:s text:c="8"/>{% csrf_token %}</text:span></text:p>
      <text:p text:style-name="P3"><text:span text:style-name="Source_20_Text"><text:s text:c="8"/>&lt;label&gt;Username:&lt;/label&gt;&lt;br&gt;</text:span></text:p>
      <text:p text:style-name="P3"><text:span text:style-name="Source_20_Text"><text:s text:c="8"/>&lt;input type="text" name="username"&gt;&lt;br&gt;&lt;br&gt;</text:span></text:p>
      <text:p text:style-name="P3"/>
      <text:p text:style-name="P3"><text:span text:style-name="Source_20_Text"><text:s text:c="8"/>&lt;label&gt;Password:&lt;/label&gt;&lt;br&gt;</text:span></text:p>
      <text:p text:style-name="P3"><text:span text:style-name="Source_20_Text"><text:s text:c="8"/>&lt;input type="password" name="password"&gt;&lt;br&gt;&lt;br&gt;</text:span></text:p>
      <text:p text:style-name="P3"/>
      <text:p text:style-name="P3"><text:span text:style-name="Source_20_Text"><text:s text:c="8"/>&lt;input type="submit" value="Login"&gt;</text:span></text:p>
      <text:p text:style-name="P3"><text:span text:style-name="Source_20_Text"><text:s text:c="4"/>&lt;/form&gt;</text:span></text:p>
      <text:p text:style-name="P3"><text:span text:style-name="Source_20_Text">&lt;/body&gt;</text:span></text:p>
      <text:p text:style-name="P2"><text:span text:style-name="Source_20_Text">&lt;/html&gt;</text:span></text:p>
      <text:h text:style-name="Heading_20_2" text:outline-level="2">STEP <text:span text:style-name="T4">5</text:span>: Create view</text:h>
      <text:p text:style-name="Text_20_body">Open <text:span text:style-name="Source_20_Text">newapp/views.py</text:span></text:p>
      <text:p text:style-name="P6"><text:span text:style-name="Source_20_Text"><text:span text:style-name="T3">cd ..</text:span></text:span></text:p>
      <text:p text:style-name="P6"><text:span text:style-name="Source_20_Text"><text:span text:style-name="T3">gedit view.py</text:span></text:span></text:p>
      <text:p text:style-name="P6"><text:span text:style-name="Source_20_Text"/></text:p>
      <text:p text:style-name="P3"><text:span text:style-name="Source_20_Text">from django.shortcuts import render</text:span></text:p>
      <text:p text:style-name="P3"/>
      <text:p text:style-name="P3"><text:span text:style-name="Source_20_Text">def index(request):</text:span></text:p>
      <text:p text:style-name="P2"><text:span text:style-name="Source_20_Text"><text:s text:c="4"/>return render(request, 'index.html')</text:span></text:p>
      <text:p text:style-name="P2"><text:span text:style-name="Source_20_Text"/></text:p>
      <text:h text:style-name="P1" text:outline-level="2"><text:span text:style-name="Source_20_Text">STEP </text:span><text:span text:style-name="Source_20_Text"><text:span text:style-name="T4">6</text:span></text:span><text:span text:style-name="Source_20_Text">: Create app urls.py</text:span></text:h>
      <text:p text:style-name="Text_20_body">Inside <text:span text:style-name="Source_20_Text">newapp/</text:span>, create <text:span text:style-name="Source_20_Text">urls.py</text:span></text:p>
      <text:p text:style-name="P3"><text:span text:style-name="Source_20_Text">from django.urls import path</text:span></text:p>
      <text:p text:style-name="P3"><text:span text:style-name="Source_20_Text">from . import views</text:span></text:p>
      <text:p text:style-name="P3"><text:span text:style-name="Source_20_Text"/></text:p>
      <text:p text:style-name="P3"><text:span text:style-name="Source_20_Text">urlpatterns = [</text:span></text:p>
      <text:p text:style-name="P3"><text:span text:style-name="Source_20_Text"><text:s text:c="4"/>path('', views.index, name='index'),</text:span></text:p>
      <text:p text:style-name="P3"><text:span text:style-name="Source_20_Text">]</text:span></text:p>
      <text:p text:style-name="P2"><text:span text:style-name="Source_20_Text"/></text:p>
      <text:h text:style-name="Heading_20_2" text:outline-level="2">STEP <text:span text:style-name="T4">7</text:span>: Connect app URLs to project</text:h>
      <text:p text:style-name="Text_20_body">Open <text:span text:style-name="Source_20_Text">myproject/urls.py</text:span></text:p>
      <text:p text:style-name="P3"><text:span text:style-name="Source_20_Text">from django.contrib import admin</text:span></text:p>
      <text:p text:style-name="P3"><text:span text:style-name="Source_20_Text">from django.urls import path, include</text:span></text:p>
      <text:p text:style-name="P3"><text:span text:style-name="Source_20_Text"/></text:p>
      <text:p text:style-name="P3"><text:span text:style-name="Source_20_Text">urlpatterns = [</text:span></text:p>
      <text:p text:style-name="P3"><text:span text:style-name="Source_20_Text"><text:s text:c="4"/>path('admin/', admin.site.urls),</text:span></text:p>
      <text:p text:style-name="P3"><text:span text:style-name="Source_20_Text"><text:s text:c="4"/>path('accounts/', include('django.contrib.auth.urls')),</text:span></text:p>
      <text:p text:style-name="P3"><text:span text:style-name="Source_20_Text"><text:s text:c="4"/>path('', include('newapp.urls')),</text:span></text:p>
      <text:p text:style-name="P3"><text:span text:style-name="Source_20_Text">]</text:span></text:p>
      <text:h text:style-name="Heading_20_2" text:outline-level="2"><text:soft-page-break/>STEP <text:span text:style-name="T4">8</text:span>: Run the server</text:h>
      <text:p text:style-name="P2"><text:span text:style-name="Source_20_Text">python manage.py runserver</text:span></text:p>
      <text:p text:style-name="Horizontal_20_Line"/>
      <text:h text:style-name="Heading_20_2" text:outline-level="2">STEP <text:span text:style-name="T4">9</text:span>: Open browser</text:h>
      <text:p text:style-name="Text_20_body">Go to:</text:p>
      <text:p text:style-name="P2"><text:span text:style-name="Source_20_Text">http://127.0.0.1:8000/</text:span></text:p>
      <text:p text:style-name="Text_20_body">🎉 <text:span text:style-name="Strong_20_Emphasis">Your login page is now visible!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6T08:54:44.029721502</meta:creation-date>
    <dc:date>2026-01-27T12:34:09.616636532</dc:date>
    <meta:editing-duration>PT36M11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3" meta:paragraph-count="69" meta:word-count="196" meta:character-count="1588" meta:non-whitespace-character-count="1376"/>
  </office:meta>
</office:document-meta>
</file>